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" svg:font-family="" style:font-family-generic="swiss"/>
    <style:font-face style:name="Google Sans" svg:font-family="'Google Sans', 'Helvetica Neue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One_20_Column-outline1">
      <style:graphic-properties fo:min-height="9.135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margin-top="0.42cm" fo:margin-bottom="0.35cm"/>
      <style:text-properties fo:font-size="10pt" fo:language="en" fo:country="GB" style:font-size-asian="10pt" style:font-size-complex="10pt"/>
    </style:style>
    <style:style style:name="P4" style:family="paragraph">
      <style:paragraph-properties fo:margin-left="0cm" fo:margin-right="0cm" fo:margin-top="0cm" fo:margin-bottom="0cm" style:line-height-at-least="0.741cm" fo:text-indent="65.037cm" loext:tab-stop-distance="0cm">
        <style:tab-stops>
          <style:tab-stop style:position="0cm"/>
        </style:tab-stops>
      </style:paragraph-properties>
      <style:text-properties fo:color="#ffffff" loext:opacity="100%" style:font-name="Google Sans" fo:font-size="12pt" fo:language="en" fo:country="GB" style:font-name-complex="Google Sans"/>
    </style:style>
    <style:style style:name="P5" style:family="paragraph">
      <style:paragraph-properties fo:margin-left="0cm" fo:margin-right="0cm" fo:margin-top="0.212cm" fo:margin-bottom="0.212cm" style:line-height-at-least="0.741cm" fo:text-indent="65.037cm" loext:tab-stop-distance="0cm">
        <style:tab-stops>
          <style:tab-stop style:position="0cm"/>
        </style:tab-stops>
      </style:paragraph-properties>
      <style:text-properties fo:color="#ffffff" loext:opacity="100%" style:font-name="Google Sans" fo:font-size="12pt" fo:language="en" fo:country="GB" style:font-name-complex="Google Sans"/>
    </style:style>
    <style:style style:name="P6" style:family="paragraph">
      <style:paragraph-properties fo:margin-left="0cm" fo:margin-right="0cm" fo:margin-top="0cm" fo:margin-bottom="0cm" style:line-height-at-least="0.741cm" fo:text-indent="65.037cm" loext:tab-stop-distance="0cm">
        <style:tab-stops>
          <style:tab-stop style:position="0cm"/>
        </style:tab-stops>
      </style:paragraph-properties>
      <style:text-properties fo:color="#ffffff" loext:opacity="100%" style:font-name="Google Sans" fo:font-size="12pt" fo:language="en" fo:country="GB" style:font-name-complex="Google San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per 58%"/>
    </style:style>
    <style:style style:name="T3" style:family="text">
      <style:text-properties fo:color="#ffffff" loext:opacity="100%" style:font-name="Google Sans" fo:font-size="9pt" fo:font-weight="bold" style:font-size-asian="18pt" style:font-name-complex="Google Sans" style:font-size-complex="18pt" style:font-weight-complex="bold"/>
    </style:style>
    <style:style style:name="T4" style:family="text">
      <style:text-properties style:use-window-font-color="true" loext:opacity="0%" style:font-name="Liberation Sans" fo:font-size="22pt" style:letter-kerning="true" style:font-size-asian="22pt" style:font-name-complex="Noto Sans" style:font-size-complex="22pt"/>
    </style:style>
    <style:style style:name="T5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 text:style-name="P1">Database Normalis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Normal forms</text:p>
          </draw:text-box>
        </draw:frame>
        <draw:frame presentation:style-name="pr4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A science to make databases as efficient as possible.</text:p>
              </text:list-item>
              <text:list-item>
                <text:p text:style-name="P3"><text:span text:style-name="T1">6 basic (1NF, 2NF, 3NF, BCNF, 4NF, and 5NF)</text:span></text:p>
              </text:list-item>
              <text:list-item>
                <text:p text:style-name="P3"><text:span text:style-name="T1">These are widely used</text:span></text:p>
              </text:list-item>
              <text:list-item>
                <text:p text:style-name="P3"><text:span text:style-name="T1">Others are fringe cases or theoretical </text:span></text:p>
              </text:list-item>
              <text:list-item>
                <text:p text:style-name="P3"><text:span text:style-name="T1">Data integrity is the name of the gam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We only need 3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For this level of study, we only need to get to 3<text:span text:style-name="T2">rd</text:span> normal form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1<text:span text:style-name="T2">st</text:span> Normal form</text:p>
          </draw:text-box>
        </draw:frame>
        <draw:frame presentation:style-name="pr6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">Rule: Each column should contain ONE value</text:p>
              </text:list-item>
            </text:list>
            <text:p text:style-name="P1"/>
            <text:p text:style-name="P1">e.g. a “name” field with John Smith isn’t allow</text:p>
            <text:p text:style-name="P1"/>
            <text:p text:style-name="P1">Should be 2 fields: f_name and s_n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2<text:span text:style-name="T2">nd</text:span> Normal form</text:p>
          </draw:text-box>
        </draw:frame>
        <draw:frame presentation:style-name="pr6" draw:text-style-name="P6" draw:layer="layout" svg:width="25.2cm" svg:height="9.134cm" svg:x="1.4cm" svg:y="3.685cm" presentation:class="outline" presentation:user-transformed="true">
          <draw:text-box>
            <text:p text:style-name="P4"><text:span text:style-name="T3">R</text:span><text:span text:style-name="T4">Rule: Must be in 1NF and eliminate partial dependencies. </text:span></text:p>
            <text:p text:style-name="P5"><text:span text:style-name="T4">PPartial dependency: When a non-key attribute depends on only part of a composite key (a key made of two or more columns).</text:span><text:span text:style-name="T5"> </text:span></text:p>
            <text:p text:style-name="P5"><text:span text:style-name="T5"/></text:p>
            <text:p text:style-name="P5"/>
            <text:p text:style-name="P1"/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2NF example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Table: "Orders" with columns: OrderID (primary key part 1), ProductID (primary key part 2), ProductName, OrderDate</text:p>
              </text:list-item>
              <text:list-item>
                <text:p text:style-name="P1">Problem: ProductName depends only on ProductID, not the full OrderID + ProductID.</text:p>
              </text:list-item>
              <text:list-item>
                <text:p text:style-name="P1">Solution: Split it into 2 t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3<text:span text:style-name="T2">rd</text:span> Normal Form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Rule: Must be in 2NF and eliminate transitive dependencies.</text:p>
              </text:list-item>
              <text:list-item>
                <text:p text:style-name="P1">Transitive dependency: When a non-key attribute depends on another non-key attribut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3NF Example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Table: "Employees" with columns: EmployeeID (primary key), DepartmentID, DepartmentName</text:p>
              </text:list-item>
              <text:list-item>
                <text:p text:style-name="P1">Problem: DepartmentName depends on DepartmentID, which in turn depends on EmployeeID.</text:p>
              </text:list-item>
              <text:list-item>
                <text:p text:style-name="P1">Solution: Create two t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Additional Tips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Don’t store anything you can calculate from other date</text:p>
              </text:list-item>
              <text:list-item>
                <text:p text:style-name="P1">Think about where it should be stored for efficiency</text:p>
              </text:list-item>
              <text:list-item>
                <text:p text:style-name="P1">Always store the least amount of data, if you think it will be repeated, then put it in another t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" svg:font-family="" style:font-family-generic="swiss"/>
    <style:font-face style:name="Google Sans" svg:font-family="'Google Sans', 'Helvetica Neue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swiss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7T13:28:20.217810300</meta:creation-date>
    <dc:description>This work is licensed under a Creative Commons 0 License.
It makes use of the works of Mateus Machado Luna.</dc:description>
    <meta:generator>LibreOffice/25.2.0.3$Windows_X86_64 LibreOffice_project/e1cf4a87eb02d755bce1a01209907ea5ddc8f069</meta:generator>
    <dc:title>Portfolio</dc:title>
    <meta:editing-duration>PT16M20S</meta:editing-duration>
    <meta:editing-cycles>2</meta:editing-cycles>
    <dc:date>2025-02-17T14:33:05.155559300</dc:date>
    <meta:document-statistic meta:object-count="92"/>
  </office:meta>
</office:document-meta>
</file>